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4pt" officeooo:rsid="000522d0" officeooo:paragraph-rsid="000522d0" style:font-size-asian="14pt" style:font-size-complex="14pt"/>
    </style:style>
    <style:style style:name="P2" style:family="paragraph" style:parent-style-name="Standard" style:list-style-name="L2">
      <style:paragraph-properties fo:line-height="150%" fo:text-align="justify" style:justify-single-word="false"/>
      <style:text-properties fo:font-size="14pt" officeooo:rsid="000522d0" officeooo:paragraph-rsid="000522d0" style:font-size-asian="14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officeooo:rsid="0007b866" officeooo:paragraph-rsid="0007b866" style:font-size-asian="14pt" style:font-size-complex="14pt"/>
    </style:style>
    <style:style style:name="P4" style:family="paragraph" style:parent-style-name="Standard" style:list-style-name="L11">
      <style:paragraph-properties fo:line-height="150%" fo:text-align="justify" style:justify-single-word="false"/>
      <style:text-properties fo:font-size="14pt" officeooo:rsid="0007b866" officeooo:paragraph-rsid="0007b866" style:font-size-asian="14pt" style:font-size-complex="14pt"/>
    </style:style>
    <style:style style:name="P5" style:family="paragraph" style:parent-style-name="Standard" style:list-style-name="L2">
      <style:paragraph-properties fo:line-height="150%" fo:text-align="justify" style:justify-single-word="false"/>
      <style:text-properties officeooo:paragraph-rsid="000522d0"/>
    </style:style>
    <style:style style:name="P6" style:family="paragraph" style:parent-style-name="Standard" style:list-style-name="L3">
      <style:paragraph-properties fo:line-height="150%" fo:text-align="justify" style:justify-single-word="false"/>
      <style:text-properties officeooo:paragraph-rsid="000522d0"/>
    </style:style>
    <style:style style:name="P7" style:family="paragraph" style:parent-style-name="Standard" style:list-style-name="L4">
      <style:paragraph-properties fo:line-height="150%" fo:text-align="justify" style:justify-single-word="false"/>
      <style:text-properties officeooo:paragraph-rsid="0007b866"/>
    </style:style>
    <style:style style:name="P8" style:family="paragraph" style:parent-style-name="Standard" style:list-style-name="L5">
      <style:paragraph-properties fo:line-height="150%" fo:text-align="justify" style:justify-single-word="false"/>
      <style:text-properties officeooo:paragraph-rsid="000622de"/>
    </style:style>
    <style:style style:name="P9" style:family="paragraph" style:parent-style-name="Standard" style:list-style-name="L6">
      <style:paragraph-properties fo:line-height="150%" fo:text-align="justify" style:justify-single-word="false"/>
      <style:text-properties officeooo:paragraph-rsid="0007b866"/>
    </style:style>
    <style:style style:name="P10" style:family="paragraph" style:parent-style-name="Standard" style:list-style-name="L7">
      <style:paragraph-properties fo:line-height="150%" fo:text-align="justify" style:justify-single-word="false"/>
      <style:text-properties officeooo:paragraph-rsid="0007b866"/>
    </style:style>
    <style:style style:name="P11" style:family="paragraph" style:parent-style-name="Standard" style:list-style-name="L8">
      <style:paragraph-properties fo:line-height="150%" fo:text-align="justify" style:justify-single-word="false"/>
      <style:text-properties officeooo:paragraph-rsid="000622de"/>
    </style:style>
    <style:style style:name="P12" style:family="paragraph" style:parent-style-name="Standard" style:list-style-name="L9">
      <style:paragraph-properties fo:line-height="150%" fo:text-align="justify" style:justify-single-word="false"/>
      <style:text-properties officeooo:paragraph-rsid="000622de"/>
    </style:style>
    <style:style style:name="P13" style:family="paragraph" style:parent-style-name="Standard" style:list-style-name="L10">
      <style:paragraph-properties fo:line-height="150%" fo:text-align="justify" style:justify-single-word="false"/>
      <style:text-properties officeooo:paragraph-rsid="0007b866"/>
    </style:style>
    <style:style style:name="P14" style:family="paragraph" style:parent-style-name="Standard" style:list-style-name="L12">
      <style:paragraph-properties fo:line-height="150%" fo:text-align="justify" style:justify-single-word="false"/>
      <style:text-properties officeooo:paragraph-rsid="0007b866"/>
    </style:style>
    <style:style style:name="P15" style:family="paragraph" style:parent-style-name="Standard">
      <style:paragraph-properties fo:line-height="150%" fo:text-align="center" style:justify-single-word="false"/>
      <style:text-properties fo:font-size="28pt" officeooo:rsid="000522d0" officeooo:paragraph-rsid="000522d0" style:font-size-asian="28pt" style:font-size-complex="28pt"/>
    </style:style>
    <style:style style:name="P16" style:family="paragraph" style:parent-style-name="Standard">
      <style:paragraph-properties fo:line-height="150%" fo:text-align="justify" style:justify-single-word="false"/>
      <style:text-properties fo:font-size="16pt" officeooo:rsid="000522d0" officeooo:paragraph-rsid="000522d0" style:font-size-asian="16pt" style:font-size-complex="16pt"/>
    </style:style>
    <style:style style:name="P17" style:family="paragraph" style:parent-style-name="Standard">
      <style:paragraph-properties fo:line-height="150%" fo:text-align="justify" style:justify-single-word="false"/>
      <style:text-properties fo:font-size="16pt" officeooo:rsid="000622de" officeooo:paragraph-rsid="000622de" style:font-size-asian="16pt" style:font-size-complex="16pt"/>
    </style:style>
    <style:style style:name="P18" style:family="paragraph" style:parent-style-name="Standard">
      <style:paragraph-properties fo:line-height="150%" fo:text-align="justify" style:justify-single-word="false"/>
      <style:text-properties fo:font-size="16pt" officeooo:rsid="0007b866" officeooo:paragraph-rsid="0007b866" style:font-size-asian="16pt" style:font-size-complex="16pt"/>
    </style:style>
    <style:style style:name="T1" style:family="text">
      <style:text-properties officeooo:rsid="0007b866"/>
    </style:style>
    <style:style style:name="T2" style:family="text">
      <style:text-properties officeooo:rsid="0008db32"/>
    </style:style>
    <style:style style:name="T3" style:family="text">
      <style:text-properties fo:font-size="14pt" officeooo:rsid="000522d0" style:font-size-asian="14pt" style:font-size-complex="14pt"/>
    </style:style>
    <style:style style:name="T4" style:family="text">
      <style:text-properties fo:font-size="14pt" officeooo:rsid="001274a4" style:font-size-asian="14pt" style:font-size-complex="14pt"/>
    </style:style>
    <style:style style:name="T5" style:family="text">
      <style:text-properties fo:font-size="14pt" officeooo:rsid="000622de" style:font-size-asian="14pt" style:font-size-complex="14pt"/>
    </style:style>
    <style:style style:name="T6" style:family="text">
      <style:text-properties fo:font-size="14pt" officeooo:rsid="0007b866" style:font-size-asian="14pt" style:font-size-complex="14pt"/>
    </style:style>
    <style:style style:name="T7" style:family="text">
      <style:text-properties fo:font-size="14pt" officeooo:rsid="00141fe2" style:font-size-asian="14pt" style:font-size-complex="14pt"/>
    </style:style>
    <style:style style:name="T8" style:family="text">
      <style:text-properties fo:font-size="14pt" officeooo:rsid="0008db32" style:font-size-asian="14pt" style:font-size-complex="14pt"/>
    </style:style>
    <style:style style:name="T9" style:family="text">
      <style:text-properties fo:font-size="14pt" officeooo:rsid="000ab963" style:font-size-asian="14pt" style:font-size-complex="14pt"/>
    </style:style>
    <style:style style:name="T10" style:family="text">
      <style:text-properties officeooo:rsid="000ab963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ài đặt Odoo trên Window</text:p>
      <text:p text:style-name="P16">1. Tạo một thư mục riêng tên odoo</text:p>
      <text:p text:style-name="P16">2. Cài less.js</text:p>
      <text:list xml:id="list9185203216782428945" text:style-name="L2">
        <text:list-item>
          <text:p text:style-name="P2">Trước tiên cần cài npm:</text:p>
          <text:list>
            <text:list-item>
              <text:p text:style-name="P5"><text:span text:style-name="T3">pip install npm:</text:span></text:p>
            </text:list-item>
          </text:list>
        </text:list-item>
      </text:list>
      <text:list xml:id="list1650875392235594040" text:style-name="L3">
        <text:list-item>
          <text:p text:style-name="P6"><text:span text:style-name="T3">npm install -g less less-plugin-clean-css</text:span></text:p>
        </text:list-item>
      </text:list>
      <text:p text:style-name="P16">3. Tải và cài đặt postgresql trên trang chủ</text:p>
      <text:list xml:id="list5511027066919575460" text:style-name="L5">
        <text:list-item>
          <text:p text:style-name="P8"><text:span text:style-name="T5">Sau đó tạo username:</text:span></text:p>
        </text:list-item>
      </text:list>
      <text:list xml:id="list1522755274401128388" text:style-name="L6">
        <text:list-item>
          <text:p text:style-name="P9"><text:span text:style-name="T5">Mở đường dẫn </text:span><text:span text:style-name="T6">thu mục </text:span><text:span text:style-name="T5">bin </text:span><text:span text:style-name="T6">trong postgresql</text:span><text:span text:style-name="T5"> đã tải về, nhấn Shift click chuột phải chọn powershell:</text:span></text:p>
        </text:list-item>
      </text:list>
      <text:list xml:id="list3697719408012465817" text:style-name="L4">
        <text:list-item>
          <text:p text:style-name="P7"><text:span text:style-name="T4">createuser --createdb --username postgres --no-createrole --no-superuser --pwprompt [username]</text:span></text:p>
        </text:list-item>
      </text:list>
      <text:list xml:id="list7353068625516150539" text:style-name="L7">
        <text:list-item>
          <text:p text:style-name="P10"><text:span text:style-name="T6">Xong thì nhập password</text:span></text:p>
        </text:list-item>
      </text:list>
      <text:p text:style-name="P16">4. Tải odoo từ github</text:p>
      <text:list xml:id="list8739817138783276997" text:style-name="L8">
        <text:list-item>
          <text:p text:style-name="P11"><text:span text:style-name="T7">https://www.github.com/odoo/odoo --depth 1 --branch 11.0 –single-branch</text:span></text:p>
        </text:list-item>
      </text:list>
      <text:list xml:id="list3310705144711014576" text:style-name="L9">
        <text:list-item>
          <text:p text:style-name="P12"><text:span text:style-name="T5">Sau đó giải nén ra.</text:span></text:p>
        </text:list-item>
      </text:list>
      <text:p text:style-name="P17">5. Tạo file config và file log trong cùng file odoo-bin trong folder odoo vừa tải về (có thể tạo file text)</text:p>
      <text:p text:style-name="P17">6. File config thì tạo giống file config trên ubuntu</text:p>
      <text:p text:style-name="P17">7. Cấp quyền cho folder odoo có quyền đọc, ghi file</text:p>
      <text:p text:style-name="P17">8. <text:span text:style-name="T1">Cài các thư viện phụ thuộc:</text:span></text:p>
      <text:list xml:id="list616330978200835563" text:style-name="L10">
        <text:list-item>
          <text:p text:style-name="P13"><text:span text:style-name="T6">pip install pypiwin32, psutil, psycopg, pyldap, reportlab, lxml, pillow</text:span></text:p>
        </text:list-item>
      </text:list>
      <text:p text:style-name="P18">9. Chạy odoo</text:p>
      <text:list xml:id="list6562255178253830740" text:style-name="L11">
        <text:list-item>
          <text:p text:style-name="P4">Vào powershell <text:span text:style-name="T10">theo đường dẫn </text:span>chứa file odoo-bin.<text:span text:style-name="T10">py</text:span>:</text:p>
        </text:list-item>
      </text:list>
      <text:list xml:id="list5042506035932851378" text:style-name="L12">
        <text:list-item>
          <text:p text:style-name="P14"><text:span text:style-name="T6">C:\Users\{UserName}\AppData\Local\Programs\Python\PythonXX</text:span><text:span text:style-name="T8">\ </text:span><text:span text:style-name="T6">.\odoo-bin.</text:span><text:span text:style-name="T9">py</text:span><text:span text:style-name="T6"> -c .\file_</text:span><text:span text:style-name="T8">config</text:span></text:p>
        </text:list-item>
      </text:list>
      <text:p text:style-name="P3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22:10:35.342238887</meta:creation-date>
    <dc:date>2018-04-26T22:54:14.680625882</dc:date>
    <meta:editing-duration>PT6M3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22" meta:word-count="181" meta:character-count="1015" meta:non-whitespace-character-count="875"/>
  </office:meta>
</office:document-meta>
</file>